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Roboto" style:text-underline-style="solid" style:text-underline-width="auto" style:text-underline-color="font-color" fo:font-weight="bold" officeooo:rsid="001fc487" officeooo:paragraph-rsid="001fc487" style:font-weight-asian="bold" style:font-weight-complex="bold"/>
    </style:style>
    <style:style style:name="P4" style:family="paragraph" style:parent-style-name="Standard">
      <style:text-properties style:font-name="Roboto" style:text-underline-style="solid" style:text-underline-width="auto" style:text-underline-color="font-color" fo:font-weight="bold" officeooo:rsid="00211000" officeooo:paragraph-rsid="00211000" style:font-weight-asian="bold" style:font-weight-complex="bold"/>
    </style:style>
    <style:style style:name="P5" style:family="paragraph" style:parent-style-name="Standard">
      <style:text-properties style:font-name="Roboto" style:text-underline-style="solid" style:text-underline-width="auto" style:text-underline-color="font-color" officeooo:rsid="001fc487" officeooo:paragraph-rsid="001fc487"/>
    </style:style>
    <style:style style:name="P6" style:family="paragraph" style:parent-style-name="Standard">
      <style:text-properties style:font-name="Roboto" officeooo:rsid="001911ce" officeooo:paragraph-rsid="001911ce"/>
    </style:style>
    <style:style style:name="P7" style:family="paragraph" style:parent-style-name="Standard">
      <style:text-properties style:font-name="Roboto" officeooo:paragraph-rsid="001911ce"/>
    </style:style>
    <style:style style:name="P8" style:family="paragraph" style:parent-style-name="Standard">
      <style:text-properties style:font-name="Roboto" officeooo:rsid="001a7c7e" officeooo:paragraph-rsid="001a7c7e"/>
    </style:style>
    <style:style style:name="P9" style:family="paragraph" style:parent-style-name="Standard">
      <style:text-properties style:font-name="Roboto" officeooo:rsid="001b3c67" officeooo:paragraph-rsid="001b3c67"/>
    </style:style>
    <style:style style:name="P10" style:family="paragraph" style:parent-style-name="Standard">
      <style:text-properties style:font-name="Roboto" officeooo:rsid="001d3957" officeooo:paragraph-rsid="001d3957"/>
    </style:style>
    <style:style style:name="P11" style:family="paragraph" style:parent-style-name="Standard">
      <style:text-properties style:font-name="Roboto" officeooo:rsid="001dcf8f" officeooo:paragraph-rsid="001dcf8f"/>
    </style:style>
    <style:style style:name="P12" style:family="paragraph" style:parent-style-name="Standard">
      <style:text-properties style:font-name="Roboto" officeooo:rsid="001fc487" officeooo:paragraph-rsid="001fc487"/>
    </style:style>
    <style:style style:name="P13" style:family="paragraph" style:parent-style-name="Standard">
      <style:text-properties style:font-name="Roboto" fo:font-style="italic" officeooo:rsid="001fc487" officeooo:paragraph-rsid="001fc487" style:font-style-asian="italic" style:font-style-complex="italic"/>
    </style:style>
    <style:style style:name="P14" style:family="paragraph" style:parent-style-name="Standard">
      <style:paragraph-properties fo:break-before="page"/>
      <style:text-properties style:font-name="Roboto" style:text-underline-style="solid" style:text-underline-width="auto" style:text-underline-color="font-color" fo:font-weight="bold" officeooo:rsid="001fc487" officeooo:paragraph-rsid="001fc487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Roboto" style:text-underline-style="solid" style:text-underline-width="auto" style:text-underline-color="font-color" fo:font-weight="bold" officeooo:rsid="00211000" officeooo:paragraph-rsid="00211000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Roboto" officeooo:rsid="001fc487" officeooo:paragraph-rsid="001fc487"/>
    </style:style>
    <style:style style:name="P17" style:family="paragraph" style:parent-style-name="Standard">
      <style:text-properties style:font-name="Roboto" officeooo:rsid="001fc487" officeooo:paragraph-rsid="001fc487"/>
    </style:style>
    <style:style style:name="P18" style:family="paragraph" style:parent-style-name="Standard">
      <style:text-properties style:font-name="Roboto" officeooo:rsid="001fc487" officeooo:paragraph-rsid="002d4082"/>
    </style:style>
    <style:style style:name="P19" style:family="paragraph" style:parent-style-name="Standard">
      <style:text-properties style:font-name="Roboto" officeooo:rsid="0022fb52" officeooo:paragraph-rsid="0022fb52"/>
    </style:style>
    <style:style style:name="P20" style:family="paragraph" style:parent-style-name="Standard">
      <style:text-properties style:font-name="Roboto" officeooo:rsid="0022fb52" officeooo:paragraph-rsid="002391b9"/>
    </style:style>
    <style:style style:name="P21" style:family="paragraph" style:parent-style-name="Standard">
      <style:text-properties style:font-name="Roboto" officeooo:rsid="002391b9" officeooo:paragraph-rsid="002391b9"/>
    </style:style>
    <style:style style:name="P22" style:family="paragraph" style:parent-style-name="Standard">
      <style:text-properties style:font-name="Roboto" style:text-underline-style="solid" style:text-underline-width="auto" style:text-underline-color="font-color" officeooo:rsid="0024e73a" officeooo:paragraph-rsid="0024e73a"/>
    </style:style>
    <style:style style:name="P23" style:family="paragraph" style:parent-style-name="Standard">
      <style:text-properties style:font-name="Roboto" officeooo:rsid="00266c0c" officeooo:paragraph-rsid="00266c0c"/>
    </style:style>
    <style:style style:name="T1" style:family="text">
      <style:text-properties officeooo:rsid="001a52cd"/>
    </style:style>
    <style:style style:name="T2" style:family="text">
      <style:text-properties officeooo:rsid="001d1b48"/>
    </style:style>
    <style:style style:name="T3" style:family="text">
      <style:text-properties officeooo:rsid="001d3957"/>
    </style:style>
    <style:style style:name="T4" style:family="text">
      <style:text-properties officeooo:rsid="0022fb52"/>
    </style:style>
    <style:style style:name="T5" style:family="text">
      <style:text-properties officeooo:rsid="002391b9"/>
    </style:style>
    <style:style style:name="T6" style:family="text">
      <style:text-properties officeooo:rsid="0024e73a"/>
    </style:style>
    <style:style style:name="T7" style:family="text">
      <style:text-properties officeooo:rsid="00285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 Format (.plux)</text:p>
      <text:p text:style-name="P2"/>
      <text:p text:style-name="P6">A music line (1 bar per line) begins with a ‘|’. Empty bar lines are ignored. <text:span text:style-name="T3">There are 8 notes in a bar irrespective of the beats.</text:span></text:p>
      <text:p text:style-name="P8"/>
      <text:p text:style-name="P6">Bar line data is :</text:p>
      <text:p text:style-name="P7"/>
      <text:p text:style-name="P1">1-5 <text:tab/><text:tab/>select string</text:p>
      <text:p text:style-name="P1"><text:span text:style-name="T1">a</text:span>-<text:span text:style-name="T1">z</text:span> <text:tab/><text:tab/>set fretting and pluck that string this note</text:p>
      <text:p text:style-name="P1">+ <text:s text:c="2"/><text:tab/><text:tab/>add hammer on 1 (multiple)</text:p>
      <text:p text:style-name="P1">- <text:s text:c="2"/><text:tab/><text:tab/>sub pull off 1 (multiple)</text:p>
      <text:p text:style-name="P1">/ <text:s text:c="2"/><text:tab/><text:tab/>slide 1 (multiple)</text:p>
      <text:p text:style-name="P1">. <text:tab/><text:tab/>go to next note.</text:p>
      <text:p text:style-name="P1">(Chord)<text:tab/>set display chord</text:p>
      <text:p text:style-name="P1"/>
      <text:p text:style-name="P8">An information list begins with a ‘.’ and has the format .&lt;name&gt; := &lt;value&gt; (no spaces)</text:p>
      <text:p text:style-name="P8"/>
      <text:p text:style-name="P8">Supported information items are : <text:span text:style-name="T3">(default values in brackets)</text:span></text:p>
      <text:p text:style-name="P8"/>
      <text:p text:style-name="P9">beats <text:tab/><text:tab/>default beats per bar (4)</text:p>
      <text:p text:style-name="P9">tempo <text:tab/>default beats per minute play speed (80)</text:p>
      <text:p text:style-name="P9">step <text:tab/><text:tab/>amount tempo increases every play when on speed-up (4)</text:p>
      <text:p text:style-name="P9">tuning <text:tab/>current tuning. Supports gcgcd and <text:span text:style-name="T2">(gdgbd)</text:span></text:p>
      <text:p text:style-name="P23"/>
      <text:p text:style-name="P10">others are ignored.</text:p>
      <text:p text:style-name="P11"/>
      <text:p text:style-name="P11">Lines beginning with // are comments and ignored.</text:p>
      <text:p text:style-name="P11"/>
      <text:p text:style-name="P3"/>
      <text:p text:style-name="P14">Bluegrass Format <text:span text:style-name="T6">(number 1) (.banjo)</text:span></text:p>
      <text:p text:style-name="P3"/>
      <text:p text:style-name="P12">Always 8 notes in a bar.</text:p>
      <text:p text:style-name="P12"/>
      <text:p text:style-name="P19"/>
      <text:p text:style-name="P12">&lt;xxx&gt;&lt;frets&gt;<text:tab/><text:tab/><text:tab/><text:tab/><text:span text:style-name="T4">Play this current note, forward one note position</text:span></text:p>
      <text:p text:style-name="P12"><text:tab/><text:tab/><text:tab/><text:tab/><text:tab/><text:span text:style-name="T4">Does not override current fretting.</text:span></text:p>
      <text:p text:style-name="P12"/>
      <text:p text:style-name="P12">*<text:tab/><text:tab/><text:tab/><text:tab/><text:tab/><text:span text:style-name="T4">Play note from fretting/strings, advance one position.</text:span></text:p>
      <text:p text:style-name="P12"/>
      <text:p text:style-name="P19">.<text:tab/><text:tab/><text:tab/><text:tab/><text:tab/>Forward one note position.</text:p>
      <text:p text:style-name="P19"/>
      <text:p text:style-name="P19">[fffff]<text:tab/><text:tab/><text:tab/><text:tab/><text:tab/>Set current fretting for strings 1-5, or <text:s/><text:span text:style-name="T5">(default 00000)</text:span></text:p>
      <text:p text:style-name="P19"/>
      <text:p text:style-name="P19">(ssssssss)<text:tab/><text:tab/><text:tab/><text:tab/>Set current strings to pluck if any, 1-5 or ‘.’ <text:span text:style-name="T5">(default ……..)</text:span></text:p>
      <text:p text:style-name="P21"/>
      <text:p text:style-name="P22">Applies to all formats</text:p>
      <text:p text:style-name="P22"/>
      <text:p text:style-name="P12"><text:span text:style-name="T4">{</text:span>id<text:span text:style-name="T4">}</text:span><text:tab/><text:tab/><text:tab/><text:tab/><text:tab/>Macro expansion. <text:span text:style-name="T7">Each line before processing for bars</text:span></text:p>
      <text:p text:style-name="P12"><text:tab/><text:tab/><text:tab/><text:tab/><text:tab/><text:span text:style-name="T7">is repeatedly scanned for {xxxx} and substitutes for equate</text:span></text:p>
      <text:p text:style-name="P12"><text:tab/><text:tab/><text:tab/><text:tab/><text:tab/><text:span text:style-name="T7">xxxx in the line, without the curly brackets.</text:span></text:p>
      <text:p text:style-name="P12"/>
      <text:p text:style-name="P20">#<text:tab/><text:tab/><text:tab/><text:tab/><text:tab/>Comment, anything following this is ignored.</text:p>
      <text:p text:style-name="P21"/>
      <text:p text:style-name="P21">| <text:tab/><text:tab/><text:tab/><text:tab/><text:tab/>Bar seperator.</text:p>
      <text:p text:style-name="P12"/>
      <text:p text:style-name="P18">Fretting values are 0-9 t:10 e:11 w:12 h:13 u:14 f:15 s:16</text:p>
      <text:p text:style-name="P18"/>
      <text:p text:style-name="P18"/>
      <text:p text:style-name="P15">Different Display Usage</text:p>
      <text:p text:style-name="P4"/>
      <text:p text:style-name="P12">Minimising the interface for different displays.</text:p>
      <text:p text:style-name="P12"/>
      <text:p text:style-name="P13">float Interface(command as integer,bar ref as bar,dispInfo ref as dispInfo,params as IFParams)</text:p>
      <text:p text:style-name="P13"/>
      <text:p text:style-name="P5">Initialise</text:p>
      <text:p text:style-name="P12">Load Resources for the display.</text:p>
      <text:p text:style-name="P12"/>
      <text:p text:style-name="P5">Create </text:p>
      <text:p text:style-name="P12">(param 1 : bars in tune)</text:p>
      <text:p text:style-name="P12"/>
      <text:p text:style-name="P12">Draw background, set up for specific tune (if full page tab display sizes for example)</text:p>
      <text:p text:style-name="P12">Create empty display information records for each bar which are all non-displayed</text:p>
      <text:p text:style-name="P12"/>
      <text:p text:style-name="P5">Destroy</text:p>
      <text:p text:style-name="P12"/>
      <text:p text:style-name="P12">Remove background</text:p>
      <text:p text:style-name="P12">(Hide all display resources is done by the caller)</text:p>
      <text:p text:style-name="P12"/>
      <text:p text:style-name="P5">Visible</text:p>
      <text:p text:style-name="P12">(bar,param 1 : position in music in bars float)</text:p>
      <text:p text:style-name="P12"/>
      <text:p text:style-name="P12">Returns non-zero if the given bar is partially displayed at that music position.</text:p>
      <text:p text:style-name="P12"/>
      <text:p text:style-name="P5">Show</text:p>
      <text:p text:style-name="P12">(bar,param 1 : position in music in bars float)</text:p>
      <text:p text:style-name="P12"/>
      <text:p text:style-name="P12">Move the bar at a given position, creating if necessary, modifying if necessary.</text:p>
      <text:p text:style-name="P12"/>
      <text:p text:style-name="P5">Hide</text:p>
      <text:p text:style-name="P12">if drawn , Free up all the bars display resources.</text:p>
      <text:p text:style-name="P12"/>
      <text:p text:style-name="P12"/>
      <text:p text:style-name="P16"/>
      <text:p text:style-name="P5">ID allocation (10000 onwards)</text:p>
      <text:p text:style-name="P12"/>
      <text:p text:style-name="P12">+0...+19<text:tab/>Note#1<text:tab/><text:tab/><text:tab/>0..4 note specific 5x3 for each displayed note.</text:p>
      <text:p text:style-name="P12">+20..+39<text:tab/>Note#2</text:p>
      <text:p text:style-name="P12">+40..+59<text:tab/>Note#3</text:p>
      <text:p text:style-name="P12">+140..+159<text:tab/>Note#8</text:p>
      <text:p text:style-name="P12">+160..+199<text:tab/>Reserved <text:tab/><text:tab/><text:tab/>Allocated for general use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7:58:29.913992120</meta:creation-date>
    <dc:date>2019-03-14T19:42:11.002041820</dc:date>
    <meta:editing-duration>PT16M36S</meta:editing-duration>
    <meta:editing-cycles>17</meta:editing-cycles>
    <meta:generator>LibreOffice/6.2.1.2$Linux_X86_64 LibreOffice_project/20$Build-2</meta:generator>
    <meta:document-statistic meta:table-count="0" meta:image-count="0" meta:object-count="0" meta:page-count="4" meta:paragraph-count="59" meta:word-count="407" meta:character-count="2493" meta:non-whitespace-character-count="2068"/>
  </office:meta>
</office:document-meta>
</file>